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otted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svg:stroke-color="#ffffff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solid" draw:stroke-dash="Ultrafine_20_Dashed" draw:fill="solid" draw:fill-color="#b80047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3.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6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/>
    </style:style>
    <style:style style:name="P3" style:family="paragraph">
      <style:text-properties fo:font-family="'Courier 10 Pitch'" style:font-pitch="fixed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family="'Courier 10 Pitch'" style:font-pitch="fixed" fo:font-size="10pt" style:font-size-asian="10pt" style:font-size-complex="10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8.255cm" svg:y1="14.605cm" svg:x2="7.937cm" svg:y2="16.192cm">
          <text:p/>
        </draw:line>
        <draw:line draw:style-name="gr2" draw:text-style-name="P1" draw:layer="layout" svg:x1="7.302cm" svg:y1="7.302cm" svg:x2="7.302cm" svg:y2="9.192cm">
          <text:p/>
        </draw:line>
        <draw:line draw:style-name="gr2" draw:text-style-name="P1" draw:layer="layout" svg:x1="7.302cm" svg:y1="7.302cm" svg:x2="9.842cm" svg:y2="8.572cm">
          <text:p/>
        </draw:line>
        <draw:rect draw:style-name="gr3" draw:text-style-name="P1" draw:layer="layout" svg:width="3.175cm" svg:height="0.635cm" svg:x="0cm" svg:y="0cm">
          <text:p/>
        </draw:rect>
        <draw:line draw:style-name="gr4" draw:text-style-name="P1" draw:layer="layout" svg:x1="9.842cm" svg:y1="8.572cm" svg:x2="11.602cm" svg:y2="8.572cm">
          <text:p/>
        </draw:line>
        <draw:custom-shape draw:style-name="gr5" draw:text-style-name="P1" draw:layer="layout" svg:width="1.905cm" svg:height="1.905cm" svg:x="8.89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175cm" svg:height="3.175cm" svg:x="0cm" svg:y="0.635cm">
          <text:p/>
        </draw:rect>
        <draw:circle draw:style-name="gr1" draw:text-style-name="P1" draw:layer="layout" svg:width="0.635cm" svg:height="0.635cm" svg:x="0.635cm" svg:y="1.27cm">
          <text:p/>
        </draw:circle>
        <draw:rect draw:style-name="gr1" draw:text-style-name="P1" draw:layer="layout" svg:width="0.635cm" svg:height="0.635cm" svg:x="1.905cm" svg:y="1.27cm">
          <text:p/>
        </draw:rect>
        <draw:custom-shape draw:style-name="gr6" draw:text-style-name="P1" draw:layer="layout" svg:width="0.635cm" svg:height="0.635cm" svg:x="1.905cm" svg:y="2.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635cm" svg:height="0.635cm" svg:x="0.635cm" svg:y="2.5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4.445cm" svg:height="5.08cm" svg:x="23.495cm" svg:y="0.635cm">
          <text:p/>
        </draw:rect>
        <draw:rect draw:style-name="gr3" draw:text-style-name="P1" draw:layer="layout" svg:width="2.54cm" svg:height="0.635cm" svg:x="24.825cm" svg:y="1.27cm">
          <text:p/>
        </draw:rect>
        <draw:circle draw:style-name="gr1" draw:text-style-name="P1" draw:layer="layout" svg:width="0.635cm" svg:height="0.635cm" svg:x="9.525cm" svg:y="8.255cm">
          <text:p/>
        </draw:circle>
        <draw:circle draw:style-name="gr7" draw:text-style-name="P1" draw:layer="layout" svg:width="0.317cm" svg:height="0.317cm" svg:x="10.615cm" svg:y="8.381cm">
          <text:p/>
        </draw:circle>
        <draw:custom-shape draw:style-name="gr8" draw:text-style-name="P1" draw:layer="layout" svg:width="0.821cm" svg:height="0.41cm" draw:transform="rotate (-1.04719755119759) translate (11.7cm 8.415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4.545cm" svg:height="4.268cm" svg:x="11.33cm" svg:y="3.075cm">
          <text:p/>
          <draw:enhanced-geometry svg:viewBox="0 0 21600 21600" draw:text-areas="800 800 20800 20800" draw:type="round-rectangular-callout" draw:modifiers="912.274527056753 26047.5052705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0.349cm" svg:height="0.349cm" draw:transform="rotate (0.7853981633973) translate (10.16cm 8.00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62.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4.445cm" svg:height="3.95cm" svg:x="11.43cm" svg:y="3.175cm">
          <draw:text-box>
            <text:p text:style-name="P2"><text:span text:style-name="T1">When node is selected, orbital connection handle follows pointer, as if an invisible line extended from the center of the node to the pointer.</text:span></text:p>
          </draw:text-box>
        </draw:frame>
        <draw:frame draw:style-name="gr12" draw:text-style-name="P5" draw:layer="layout" svg:width="1.27cm" svg:height="0.619cm" svg:x="24.825cm" svg:y="1.27cm">
          <draw:text-box>
            <text:p text:style-name="P4"><text:span text:style-name="T2">Label</text:span></text:p>
          </draw:text-box>
        </draw:frame>
        <draw:frame draw:style-name="gr13" draw:text-style-name="P6" draw:layer="layout" svg:width="3.175cm" svg:height="0.708cm" svg:x="0cm" svg:y="-0.01cm">
          <draw:text-box>
            <text:p text:style-name="P1"><text:span text:style-name="T3">Node Library</text:span></text:p>
          </draw:text-box>
        </draw:frame>
        <draw:rect draw:style-name="gr3" draw:text-style-name="P1" draw:layer="layout" svg:width="4.445cm" svg:height="0.635cm" svg:x="23.495cm" svg:y="0cm">
          <text:p/>
        </draw:rect>
        <draw:custom-shape draw:style-name="gr9" draw:text-style-name="P1" draw:layer="layout" svg:width="3.174cm" svg:height="3.175cm" svg:x="4.445cm" svg:y="0.635cm">
          <text:p/>
          <draw:enhanced-geometry svg:viewBox="0 0 21600 21600" draw:text-areas="800 800 20800 20800" draw:type="round-rectangular-callout" draw:modifiers="-5374.48818897638 2917.63224181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3" draw:layer="layout" svg:width="3.175cm" svg:height="2.717cm" svg:x="4.445cm" svg:y="0.713cm">
          <draw:text-box>
            <text:p text:style-name="P2"><text:span text:style-name="T1">Node library attached to the top left of the browser viewport</text:span></text:p>
          </draw:text-box>
        </draw:frame>
        <draw:custom-shape draw:style-name="gr9" draw:text-style-name="P1" draw:layer="layout" svg:width="4.445cm" svg:height="1.905cm" svg:x="17.78cm" svg:y="0.635cm">
          <text:p/>
          <draw:enhanced-geometry svg:viewBox="0 0 21600 21600" draw:text-areas="800 800 20800 20800" draw:type="round-rectangular-callout" draw:modifiers="25564.3724696356 5269.67471143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3" draw:layer="layout" svg:width="4.445cm" svg:height="1.895cm" svg:x="17.78cm" svg:y="0.713cm">
          <draw:text-box>
            <text:p text:style-name="P2"><text:span text:style-name="T1">Properties window floating at the top right of the browser viewport</text:span></text:p>
          </draw:text-box>
        </draw:frame>
        <draw:frame draw:style-name="gr12" draw:text-style-name="P7" draw:layer="layout" svg:width="4.505cm" svg:height="0.708cm" svg:x="23.495cm" svg:y="0cm">
          <draw:text-box>
            <text:p text:style-name="P1"><text:span text:style-name="T3">Properties</text:span></text:p>
          </draw:text-box>
        </draw:frame>
        <draw:custom-shape draw:style-name="gr15" draw:text-style-name="P1" draw:layer="layout" svg:width="0.612cm" svg:height="0.212cm" svg:x="25.423cm" svg:y="5.292cm">
          <text:p text:style-name="P1"><text:s/>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9.035cm" svg:y1="15.24cm" svg:x2="12.065cm" svg:y2="15.24cm">
          <text:p/>
        </draw:line>
        <draw:custom-shape draw:style-name="gr5" draw:text-style-name="P1" draw:layer="layout" svg:width="3.81cm" svg:height="3.81cm" svg:x="6.985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1" draw:text-style-name="P1" draw:layer="layout" svg:width="0.635cm" svg:height="0.635cm" svg:x="9.525cm" svg:y="13.97cm">
          <text:p/>
        </draw:circle>
        <draw:circle draw:style-name="gr7" draw:text-style-name="P1" draw:layer="layout" svg:width="0.317cm" svg:height="0.317cm" svg:x="10.637cm" svg:y="15.054cm">
          <text:p/>
        </draw:circle>
        <draw:custom-shape draw:style-name="gr8" draw:text-style-name="P1" draw:layer="layout" svg:width="0.821cm" svg:height="0.41cm" draw:transform="rotate (-1.04719755119759) translate (12.196cm 15.012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622cm" svg:height="2.306cm" svg:x="11.926cm" svg:y="11.43cm">
          <text:p/>
          <draw:enhanced-geometry svg:viewBox="0 0 21600 21600" draw:text-areas="800 800 20800 20800" draw:type="round-rectangular-callout" draw:modifiers="1156.61054374828 32685.5656697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0.349cm" svg:height="0.349cm" draw:transform="rotate (0.7853981633973) translate (10.16cm 13.72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62.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81cm" svg:height="2.306cm" svg:x="12.065cm" svg:y="11.43cm">
          <draw:text-box>
            <text:p text:style-name="P2"><text:span text:style-name="T1">With multi-select, invisible bar is from center of mass</text:span></text:p>
          </draw:text-box>
        </draw:frame>
        <draw:circle draw:style-name="gr1" draw:text-style-name="P1" draw:layer="layout" svg:width="0.635cm" svg:height="0.635cm" svg:x="7.937cm" svg:y="14.287cm">
          <text:p/>
        </draw:circle>
        <draw:circle draw:style-name="gr1" draw:text-style-name="P1" draw:layer="layout" svg:width="0.635cm" svg:height="0.635cm" svg:x="7.62cm" svg:y="15.875cm">
          <text:p/>
        </draw:circle>
        <draw:circle draw:style-name="gr1" draw:text-style-name="P1" draw:layer="layout" svg:width="0.635cm" svg:height="0.635cm" svg:x="6.985cm" svg:y="6.985cm">
          <text:p/>
        </draw:circle>
        <draw:circle draw:style-name="gr1" draw:text-style-name="P1" draw:layer="layout" svg:width="0.635cm" svg:height="0.635cm" svg:x="6.985cm" svg:y="8.89cm">
          <text:p/>
        </draw:circle>
        <draw:frame draw:style-name="gr17" draw:layer="layout" svg:width="1.27cm" svg:height="1.275cm" svg:x="19.05cm" svg:y="1.27cm">
          <draw:text-box>
            <text:p/>
          </draw:text-box>
        </draw:frame>
        <draw:custom-shape draw:style-name="gr9" draw:text-style-name="P1" draw:layer="layout" svg:width="2.859cm" svg:height="0.954cm" svg:x="23.795cm" svg:y="6.031cm">
          <text:p/>
          <draw:enhanced-geometry svg:viewBox="0 0 21600 21600" draw:text-areas="800 800 20800 20800" draw:type="round-rectangular-callout" draw:modifiers="14727.2727272727 -12688.5863874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8" draw:layer="layout" svg:width="2.856cm" svg:height="0.696cm" svg:x="23.814cm" svg:y="6.158cm">
          <draw:text-box>
            <text:p><text:span text:style-name="T1">Collapsible</text:span><text:span text:style-name="T4"> </text:span></text:p>
          </draw:text-box>
        </draw:frame>
        <draw:frame draw:style-name="gr17" draw:layer="layout" svg:width="1.27cm" svg:height="1.275cm" svg:x="23.179cm" svg:y="6.666cm">
          <draw:text-box>
            <text:p/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10-01-17T20:33:27</meta:creation-date>
    <meta:editing-duration>PT00H57M24S</meta:editing-duration>
    <meta:editing-cycles>4</meta:editing-cycles>
    <dc:date>2010-03-12T14:37:57</dc:date>
    <dc:creator>Rob McGuire-Dale</dc:creator>
    <meta:generator>OpenOffice.org/3.1$Linux OpenOffice.org_project/310m19$Build-9420</meta:generator>
    <meta:document-statistic meta:object-count="67"/>
  </office:meta>
</office:document-meta>
</file>